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AE_slate_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weighted_metric</text:p>
          </table:table-cell>
          <table:table-cell office:value-type="string" calcext:value-type="string">
            <text:p>mean_metric</text:p>
          </table:table-cell>
          <table:table-cell office:value-type="string" calcext:value-type="string">
            <text:p>min_or_ma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22_S_exp0.7</text:p>
          </table:table-cell>
          <table:table-cell table:style-name="ce1" office:value-type="float" office:value="0.00391405168920755" calcext:value-type="float">
            <text:p>0.003914051689208</text:p>
          </table:table-cell>
          <table:table-cell table:style-name="ce1" office:value-type="float" office:value="0.0054628886282444" calcext:value-type="float">
            <text:p>0.005462888628244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_S_exp0.7</text:p>
          </table:table-cell>
          <table:table-cell office:value-type="float" office:value="0.00880574621260166" calcext:value-type="float">
            <text:p>0.008805746212602</text:p>
          </table:table-cell>
          <table:table-cell office:value-type="float" office:value="0.0054628886282444" calcext:value-type="float">
            <text:p>0.005462888628244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22_X_exp0.7</text:p>
          </table:table-cell>
          <table:table-cell table:style-name="ce1" office:value-type="float" office:value="0.00376108754426241" calcext:value-type="float">
            <text:p>0.003761087544262</text:p>
          </table:table-cell>
          <table:table-cell table:style-name="ce1" office:value-type="float" office:value="0.00593671924434602" calcext:value-type="float">
            <text:p>0.005936719244346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_X_exp0.7</text:p>
          </table:table-cell>
          <table:table-cell office:value-type="float" office:value="0.00780960218980909" calcext:value-type="float">
            <text:p>0.007809602189809</text:p>
          </table:table-cell>
          <table:table-cell office:value-type="float" office:value="0.00593671924434602" calcext:value-type="float">
            <text:p>0.00593671924434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C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22_AC_exp0.7</text:p>
          </table:table-cell>
          <table:table-cell table:style-name="ce1" office:value-type="float" office:value="0.00149836507625878" calcext:value-type="float">
            <text:p>0.001498365076259</text:p>
          </table:table-cell>
          <table:table-cell table:style-name="ce1" office:value-type="float" office:value="0.00684178230585531" calcext:value-type="float">
            <text:p>0.006841782305855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C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_AC_exp0.7</text:p>
          </table:table-cell>
          <table:table-cell office:value-type="float" office:value="0.0095894206315279" calcext:value-type="float">
            <text:p>0.009589420631528</text:p>
          </table:table-cell>
          <table:table-cell office:value-type="float" office:value="0.00684178230585531" calcext:value-type="float">
            <text:p>0.006841782305855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_E_exp0.7</text:p>
          </table:table-cell>
          <table:table-cell table:style-name="ce1" office:value-type="float" office:value="0.00544228187093057" calcext:value-type="float">
            <text:p>0.005442281870931</text:p>
          </table:table-cell>
          <table:table-cell table:style-name="ce1" office:value-type="float" office:value="0.0130115548137012" calcext:value-type="float">
            <text:p>0.013011554813701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_E_exp0.7</text:p>
          </table:table-cell>
          <table:table-cell office:value-type="float" office:value="0.0191975684808137" calcext:value-type="float">
            <text:p>0.019197568480814</text:p>
          </table:table-cell>
          <table:table-cell office:value-type="float" office:value="0.0130115548137012" calcext:value-type="float">
            <text:p>0.013011554813701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_Z_exp0.7</text:p>
          </table:table-cell>
          <table:table-cell table:style-name="ce1" office:value-type="float" office:value="0.0131524748740201" calcext:value-type="float">
            <text:p>0.01315247487402</text:p>
          </table:table-cell>
          <table:table-cell table:style-name="ce1" office:value-type="float" office:value="0.0168623736464739" calcext:value-type="float">
            <text:p>0.016862373646474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_Z_exp0.7</text:p>
          </table:table-cell>
          <table:table-cell office:value-type="float" office:value="0.0195889062837095" calcext:value-type="float">
            <text:p>0.01958890628371</text:p>
          </table:table-cell>
          <table:table-cell office:value-type="float" office:value="0.0168623736464739" calcext:value-type="float">
            <text:p>0.016862373646474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_L_exp0.7</text:p>
          </table:table-cell>
          <table:table-cell table:style-name="ce1" office:value-type="float" office:value="0.015703210868861" calcext:value-type="float">
            <text:p>0.015703210868861</text:p>
          </table:table-cell>
          <table:table-cell table:style-name="ce1" office:value-type="float" office:value="0.0219850941804693" calcext:value-type="float">
            <text:p>0.021985094180469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_L_exp0.7</text:p>
          </table:table-cell>
          <table:table-cell office:value-type="float" office:value="0.0325941381977965" calcext:value-type="float">
            <text:p>0.032594138197797</text:p>
          </table:table-cell>
          <table:table-cell office:value-type="float" office:value="0.0219850941804693" calcext:value-type="float">
            <text:p>0.021985094180469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U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_U_exp0.7</text:p>
          </table:table-cell>
          <table:table-cell table:style-name="ce1" office:value-type="float" office:value="0.0228920241900007" calcext:value-type="float">
            <text:p>0.022892024190001</text:p>
          </table:table-cell>
          <table:table-cell table:style-name="ce1" office:value-type="float" office:value="0.0311238563880266" calcext:value-type="float">
            <text:p>0.031123856388027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_U_exp0.7</text:p>
          </table:table-cell>
          <table:table-cell office:value-type="float" office:value="0.0394079278726052" calcext:value-type="float">
            <text:p>0.039407927872605</text:p>
          </table:table-cell>
          <table:table-cell office:value-type="float" office:value="0.0311238563880266" calcext:value-type="float">
            <text:p>0.031123856388027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_H_exp0.7</text:p>
          </table:table-cell>
          <table:table-cell table:style-name="ce1" office:value-type="float" office:value="0.0536499079304664" calcext:value-type="float">
            <text:p>0.053649907930466</text:p>
          </table:table-cell>
          <table:table-cell table:style-name="ce1" office:value-type="float" office:value="0.063492565855851" calcext:value-type="float">
            <text:p>0.063492565855851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_H_exp0.7</text:p>
          </table:table-cell>
          <table:table-cell office:value-type="float" office:value="0.0680523020300417" calcext:value-type="float">
            <text:p>0.068052302030042</text:p>
          </table:table-cell>
          <table:table-cell office:value-type="float" office:value="0.063492565855851" calcext:value-type="float">
            <text:p>0.063492565855851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0T13:53:01.613219135</dc:date>
    <meta:editing-duration>PT4M25S</meta:editing-duration>
    <meta:editing-cycles>1</meta:editing-cycles>
    <meta:document-statistic meta:table-count="1" meta:cell-count="135" meta:object-count="0"/>
    <meta:generator>LibreOffice/6.0.7.3$Linux_X86_64 LibreOffice_project/00m0$Build-3</meta:generator>
  </office:meta>
</office:document-meta>
</file>